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pText" style:master-page-name="MP0" style:family="paragraph">
      <style:paragraph-properties fo:break-before="page"/>
    </style:style>
    <style:style style:name="T2" style:parent-style-name="DefaultParagraphFont" style:family="text">
      <style:text-properties fo:color="#FF0000"/>
    </style:style>
    <style:style style:name="T3" style:parent-style-name="DefaultParagraphFont" style:family="text">
      <style:text-properties fo:color="#FF0000"/>
    </style:style>
  </office:automatic-styles>
  <office:body>
    <office:text text:use-soft-page-breaks="true">
      <text:p text:style-name="P1">We have spent many years learning, then planning on how we can “make a difference” in the world of people supply and technological excellence. We have witnessed firsthand that many ‘body shops’ or ‘head hunting agencies’ supply numbers of personnel and never concentrate on quality. The appearance is that they don’t care, regarding the caliber of people they supply, as long as they have the numbers, and they get paid. This is not a genuine or honest way to conduct a business.</text:p>
      <text:p text:style-name="TipText">So, we started to look at how hard can it be, to supply hard working, qualified personnel, who will make a difference? <text:s/>We started formulating a database of known individuals who have performed well on contracts we have been involved in from an E &amp; I perspective, regarding inspection and commissioning activities. We spent exhaustive resources and time interviewing and selecting the proper candidates for our team. We have now compiled over a hundred local and expatriate engineers and technicians, who we would trust to perform and deliver, being the “best they can be”. This is the ‘Are<text:span text:style-name="T2">te</text:span>ch’ way.</text:p>
      <text:p text:style-name="TipText">We believe that if you need people who can perform to a high level and have made a financial commitment to us then that is exactly what you will get! Every individual will understand this and accept our ethos, or we will not contact them. Everyone must buy in to the philosophies and targets of what we will achieve, and all will understand that you, the customer always comes first. Quality and excellence start with the individual. If he or she, walks onto your facility or workplace with the wrong attitude, then those individuals are no good for your organization, or any good at all to us. People selection is the key here and we believe we are second to none in this process. As an example, some of the smartest people there is from an academic point of view, may possess a bad attitude, may not be able to perform in a team, may have a problem with structures and rules, then their future is not with ‘Are<text:span text:style-name="T3">te</text:span>ch’.</text:p>
      <text:p text:style-name="TipText">All our people will be fully qualified and trained individuals, inspectors will all have up to date certification from IECeX or Compex in all electrical and instrument course components. Our Ex-engineers will have IECeX design training and certification.<text:s/></text:p>
      <text:p text:style-name="TipText">IEC 60079 is the industry inspection standard, followed internationally and will always form the core of how we train people and the high standards we work to.<text:s/></text:p>
      <text:p text:style-name="TipText">Our completions teams have worked with varied completion systems over the years and have been working actively in choosing the best bits from all those systems, then sitting with design team and creating a new system of our own, that we feel surpasses the competitors. The system can incorporate Ex registers and all MC and commission test reports on one platform and will have easy access, on site and remotely to each licensed end user.</text:p>
      <text:p text:style-name="TipText">The commissioning leads and technicians have worked in the power and controls side on a plethora of different Oil and Gas newbuilds or conversions. They will be tested and qualified to operate at different voltage levels. We have VFD and softstarter drive specialists, also protection and ETAP specialists who can analyze and make quality observations to assist system designers to get the product 100% safe and reliable, during feed and vendor selection.</text:p>
      <text:p text:style-name="TipText">We have worked in all shipyards in Singapore and overseas in China, Middle East, USA and South America. We have operational people now working in our projects division, purposely employed as they can work alongside operations with sympathetic understanding to their needs.</text:p>
      <text:p text:style-name="TipText">We have concentrated on areas where shipyard personnel are least effective, frankly in areas where they need the most help. Too many times we have seen customers realizing the weaknesses from shipyard personnel, far too late. Then it’s a fast and furious finish to the project, where there is an inevitable drop in quality and an increasing amount of carry over scope. We believe that this can be addressed at an early stage and what is seen as an initial high cost and commitment pays dividends in the end, every single time. Missing a sail away date, or a contract start date should be unthinkable, but many times it’s a hard pill that has to be swallowed. Aretech can and will help you avoid this, we can make the difference.</text:p>
      <text:p text:style-name="TipText"/>
      <text:p text:style-name="TipText">We are based locally here in Singapore, with Singapore owner/director, in this way, we will ensure that any issues needing further discussion can happen immediatel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top="0.1388in" fo:margin-bottom="0.1388in" fo:line-height="115%"/>
      <style:text-properties style:font-name-asian="Times New Roman" style:letter-kerning="false" fo:font-size="10pt" style:font-size-asian="10pt" style:font-size-complex="10pt" fo:language="en" fo:country="US" style:language-asian="ja" style:country-asian="JP" fo:hyphenate="false"/>
    </style:style>
    <style:style style:name="DefaultParagraphFont" style:display-name="Default Paragraph Font" style:family="text"/>
    <style:style style:name="TipText" style:display-name="Tip Text" style:family="paragraph" style:parent-style-name="Normal">
      <style:paragraph-properties fo:margin-bottom="0.1111in" fo:line-height="110%" fo:margin-right="0.4in"/>
      <style:text-properties fo:font-style="italic" style:font-style-asian="italic" style:font-style-complex="italic" fo:color="#4472C4" fo:font-size="8pt" style:font-size-asian="8pt" style:font-size-complex="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ane Turner</meta:initial-creator>
    <dc:creator>Shane Turner</dc:creator>
    <meta:creation-date>2023-09-28T07:29:00Z</meta:creation-date>
    <dc:date>2023-09-28T07:30:00Z</dc:date>
    <meta:template xlink:href="Normal" xlink:type="simple"/>
    <meta:editing-cycles>1</meta:editing-cycles>
    <meta:editing-duration>PT60S</meta:editing-duration>
    <meta:document-statistic meta:page-count="1" meta:paragraph-count="8" meta:word-count="668" meta:character-count="4474" meta:row-count="31" meta:non-whitespace-character-count="3814"/>
  </office:meta>
</office:document-meta>
</file>